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1.5453in"/>
    </style:style>
    <style:style style:name="co3" style:family="table-column">
      <style:table-column-properties fo:break-before="auto" style:column-width="2.94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5215b" fo:border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6pt solid #000000"/>
      <style:map style:condition="cell-content()=&quot;YES&quot;" style:apply-style-name="White_20_on_20_Green" style:base-cell-address="Sheet1.D2"/>
      <style:map style:condition="cell-content()=&quot;NO&quot;" style:apply-style-name="White_20_on_20_Red" style:base-cell-address="Sheet1.D2"/>
      <style:map style:condition="cell-content()=&quot;UNTESTED&quot;" style:apply-style-name="White_20_on_20_Orange" style:base-cell-address="Sheet1.D2"/>
      <style:map style:condition="cell-content()=&quot;PARTIAL&quot;" style:apply-style-name="White_20_on_20_Blue" style:base-cell-address="Sheet1.D2"/>
      <style:map style:condition="cell-content()=&quot;PENDING&quot;" style:apply-style-name="Black_20_on_20_Dark_20_Gray" style:base-cell-address="Sheet1.D2"/>
      <style:map style:condition="cell-content()=&quot;N/A&quot;" style:apply-style-name="Black_20_on_20_Dark_20_Gray" style:base-cell-address="Sheet1.D2"/>
    </style:style>
    <style:style style:name="ce5" style:family="table-cell" style:parent-style-name="Default">
      <style:table-cell-properties fo:border="none"/>
      <style:map style:condition="cell-content()=&quot;YES&quot;" style:apply-style-name="White_20_on_20_Green" style:base-cell-address="Sheet1.D2"/>
      <style:map style:condition="cell-content()=&quot;NO&quot;" style:apply-style-name="White_20_on_20_Red" style:base-cell-address="Sheet1.D2"/>
      <style:map style:condition="cell-content()=&quot;UNTESTED&quot;" style:apply-style-name="White_20_on_20_Orange" style:base-cell-address="Sheet1.D2"/>
      <style:map style:condition="cell-content()=&quot;PARTIAL&quot;" style:apply-style-name="White_20_on_20_Blue" style:base-cell-address="Sheet1.D2"/>
      <style:map style:condition="cell-content()=&quot;PENDING&quot;" style:apply-style-name="Black_20_on_20_Dark_20_Gray" style:base-cell-address="Sheet1.D2"/>
      <style:map style:condition="cell-content()=&quot;N/A&quot;" style:apply-style-name="Black_20_on_20_Dark_20_Gray" style:base-cell-address="Sheet1.D2"/>
    </style:style>
    <style:style style:name="ce6" style:family="table-cell" style:parent-style-name="Default">
      <style:map style:condition="cell-content()=&quot;YES&quot;" style:apply-style-name="White_20_on_20_Green" style:base-cell-address="Sheet1.D2"/>
      <style:map style:condition="cell-content()=&quot;NO&quot;" style:apply-style-name="White_20_on_20_Red" style:base-cell-address="Sheet1.D2"/>
      <style:map style:condition="cell-content()=&quot;UNTESTED&quot;" style:apply-style-name="White_20_on_20_Orange" style:base-cell-address="Sheet1.D2"/>
      <style:map style:condition="cell-content()=&quot;PARTIAL&quot;" style:apply-style-name="White_20_on_20_Blue" style:base-cell-address="Sheet1.D2"/>
      <style:map style:condition="cell-content()=&quot;PENDING&quot;" style:apply-style-name="Black_20_on_20_Dark_20_Gray" style:base-cell-address="Sheet1.D2"/>
      <style:map style:condition="cell-content()=&quot;N/A&quot;" style:apply-style-name="Black_20_on_20_Dark_20_Gray" style:base-cell-address="Sheet1.D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ce6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Windows</text:p>
          </table:table-cell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Mac OS</text:p>
          </table:table-cell>
          <table:table-cell table:style-name="ce1" office:value-type="string" calcext:value-type="string">
            <text:p>FreeBSD</text:p>
          </table:table-cell>
          <table:table-cell table:style-name="ce1" office:value-type="string" calcext:value-type="string">
            <text:p>Async</text:p>
          </table:table-cell>
          <table:table-cell table:style-name="ce1" office:value-type="string" calcext:value-type="string">
            <text:p>TerminalUI</text:p>
          </table:table-cell>
        </table:table-row>
        <table:table-row table:style-name="ro2">
          <table:table-cell table:style-name="ce2" office:value-type="string" calcext:value-type="string">
            <text:p>Low Level</text:p>
          </table:table-cell>
          <table:table-cell table:style-name="ce2" office:value-type="string" calcext:value-type="string">
            <text:p>Optical Drive</text:p>
          </table:table-cell>
          <table:table-cell table:style-name="ce2" office:value-type="string" calcext:value-type="string">
            <text:p>Get Drive List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Get Drive Label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Get Drive Format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Get Disk Size Use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Get Disk Type (BD/DVD)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Check if Disc Loaded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Eject Driv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Open RAW drive as stream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Generate UDF 2.5 ISO</text:p>
          </table:table-cell>
          <table:table-cell table:style-name="ce4" office:value-type="string" calcext:value-type="string">
            <text:p>PARTIAL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Write ISO to Disc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Tape Drive</text:p>
          </table:table-cell>
          <table:table-cell table:style-name="ce2" office:value-type="string" calcext:value-type="string">
            <text:p>Read Summary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Write Summary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ad JSON record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Write JSON record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ad data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Write data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CSD Drive</text:p>
          </table:table-cell>
          <table:table-cell table:style-name="ce2" office:value-type="string" calcext:value-type="string">
            <text:p>Get Drive Labe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Set Drive Labe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Write Fil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ad Fil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Eject Drive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Network Access</text:p>
          </table:table-cell>
          <table:table-cell table:style-name="ce2" office:value-type="string" calcext:value-type="string">
            <text:p>Read Files from SMB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ad Files from NFS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Map UNC path to alternate network share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/>
          <table:table-cell table:style-name="ce2" office:value-type="string" calcext:value-type="string">
            <text:p>Global Tools</text:p>
          </table:table-cell>
          <table:table-cell table:style-name="ce2" office:value-type="string" calcext:value-type="string">
            <text:p>Read Disc Index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</table:table-row>
        <table:table-row table:style-name="ro2" table:number-rows-repeated="7">
          <table:table-cell table:style-name="ce3" table:number-columns-repeated="3"/>
          <table:table-cell table:style-name="ce5" table:number-columns-repeated="6"/>
        </table:table-row>
        <table:table-row table:style-name="ro2">
          <table:table-cell table:style-name="ce2" office:value-type="string" calcext:value-type="string">
            <text:p>Global Functionality</text:p>
          </table:table-cell>
          <table:table-cell table:style-name="ce2" office:value-type="string" calcext:value-type="string">
            <text:p>Disc Archive</text:p>
          </table:table-cell>
          <table:table-cell table:style-name="ce2" office:value-type="string" calcext:value-type="string">
            <text:p>Search Disc Archive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O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store Entire Disc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store Specific Files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View Archive Summary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O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Verify Discs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YES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Scan for Changes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Scan For Renamed/Moved Files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un Archive process</text:p>
          </table:table-cell>
          <table:table-cell table:style-name="ce4" office:value-type="string" calcext:value-type="string">
            <text:p>UNTEST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/>
          <table:table-cell table:style-name="ce2" office:value-type="string" calcext:value-type="string">
            <text:p>Tape Archive</text:p>
          </table:table-cell>
          <table:table-cell table:style-name="ce2" office:value-type="string" calcext:value-type="string">
            <text:p>Search Tape Archive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store Entire Tape as tar file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store Entire Tape to original file structure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ad Tape Summary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View Archive Summary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Verify Tap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un Tape Archiv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/>
          <table:table-cell table:style-name="ce2" office:value-type="string" calcext:value-type="string">
            <text:p>CSD Archive</text:p>
          </table:table-cell>
          <table:table-cell table:style-name="ce2" office:value-type="string" calcext:value-type="string">
            <text:p>Register CSD Driv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store entire CSD drive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ead CSD drive summary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View CSD Archive Summary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Verify CSD Drive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Clean CSD Drive - Remove files not in index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Run CSD Archive Proces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>
          <table:table-cell table:style-name="ce3"/>
          <table:table-cell table:style-name="ce2" office:value-type="string" calcext:value-type="string">
            <text:p>Universal Operations</text:p>
          </table:table-cell>
          <table:table-cell table:style-name="ce2" office:value-type="string" calcext:value-type="string">
            <text:p>Copy Tools to Local Disk</text:p>
          </table:table-cell>
          <table:table-cell table:number-columns-repeated="2"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Create Index IS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PENDING</text:p>
          </table:table-cell>
          <table:table-cell table:style-name="ce4" table:number-columns-repeated="2"/>
        </table:table-row>
        <table:table-row table:style-name="ro2" table:number-rows-repeated="163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Sheet1.D2:Sheet1.I221">
            <calcext:condition calcext:apply-style-name="White on Green" calcext:value="=&quot;YES&quot;" calcext:base-cell-address="Sheet1.D2"/>
            <calcext:condition calcext:apply-style-name="White on Red" calcext:value="=&quot;NO&quot;" calcext:base-cell-address="Sheet1.D2"/>
            <calcext:condition calcext:apply-style-name="White on Orange" calcext:value="=&quot;UNTESTED&quot;" calcext:base-cell-address="Sheet1.D2"/>
            <calcext:condition calcext:apply-style-name="White on Blue" calcext:value="=&quot;PARTIAL&quot;" calcext:base-cell-address="Sheet1.D2"/>
            <calcext:condition calcext:apply-style-name="Black on Dark Gray" calcext:value="=&quot;PENDING&quot;" calcext:base-cell-address="Sheet1.D2"/>
            <calcext:condition calcext:apply-style-name="Black on Dark Gray" calcext:value="=&quot;N/A&quot;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hite_20_on_20_Green" style:display-name="White on Green" style:family="table-cell" style:parent-style-name="Default">
      <style:table-cell-properties fo:background-color="#127622"/>
      <style:text-properties fo:color="#ffffff"/>
    </style:style>
    <style:style style:name="White_20_on_20_Orange" style:display-name="White on Orange" style:family="table-cell" style:parent-style-name="Default">
      <style:table-cell-properties fo:background-color="#b47804"/>
    </style:style>
    <style:style style:name="White_20_on_20_Red" style:display-name="White on Red" style:family="table-cell" style:parent-style-name="Default">
      <style:table-cell-properties fo:background-color="#c9211e"/>
      <style:text-properties fo:color="#ffffff"/>
    </style:style>
    <style:style style:name="White_20_on_20_Blue" style:display-name="White on Blue" style:family="table-cell" style:parent-style-name="Default">
      <style:table-cell-properties fo:background-color="#3465a4"/>
      <style:text-properties fo:color="#ffffff"/>
    </style:style>
    <style:style style:name="Black_20_on_20_Dark_20_Gray" style:display-name="Black on Dark Gray" style:family="table-cell" style:parent-style-name="Default">
      <style:table-cell-properties fo:background-color="#6666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08:28:09.444674539</meta:creation-date>
    <dc:date>2021-08-27T17:16:14.039248491</dc:date>
    <meta:editing-duration>PT8H17M25S</meta:editing-duration>
    <meta:editing-cycles>40</meta:editing-cycles>
    <meta:generator>LibreOffice/6.4.7.2$Linux_X86_64 LibreOffice_project/40$Build-2</meta:generator>
    <meta:document-statistic meta:table-count="1" meta:cell-count="337" meta:object-count="0"/>
  </office:meta>
</office:document-meta>
</file>